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99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textarea-horizontal-align="justify" draw:textarea-vertical-align="middle" draw:auto-grow-height="false" fo:min-height="1.011cm" fo:min-width="5.4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65cm" fo:min-width="0.834cm"/>
    </style:style>
    <style:style style:name="gr6" style:family="graphic" style:parent-style-name="standard">
      <style:graphic-properties draw:stroke="none" svg:stroke-color="#000000" draw:fill="none" draw:fill-color="#ffffff" fo:min-height="1.177cm"/>
    </style:style>
    <style:style style:name="gr7" style:family="graphic" style:parent-style-name="standard">
      <style:graphic-properties draw:textarea-horizontal-align="justify" draw:textarea-vertical-align="middle" draw:auto-grow-height="false" fo:min-height="1.011cm" fo:min-width="3.174cm"/>
    </style:style>
    <style:style style:name="gr8" style:family="graphic" style:parent-style-name="standard">
      <style:graphic-properties draw:stroke="none" svg:stroke-color="#000000" draw:fill="none" draw:fill-color="#ffffff" fo:min-height="2.417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436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8.917cm" svg:y="2.55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51cm" svg:height="0.889cm" svg:x="8.563cm" svg:y="1.535cm">
          <draw:text-box>
            <text:p><text:span text:style-name="T1">Start</text:span></text:p>
          </draw:text-box>
        </draw:frame>
        <draw:custom-shape draw:style-name="gr3" draw:text-style-name="P3" draw:layer="layout" svg:width="6.107cm" svg:height="1.397cm" svg:x="7.601cm" svg:y="4.102cm">
          <text:p text:style-name="P1"><text:span text:style-name="T2">Checking for username/ passwo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271cm" svg:y1="3.313cm" svg:x2="9.271cm" svg:y2="4.202cm">
          <text:p/>
        </draw:line>
        <draw:line draw:style-name="gr4" draw:text-style-name="P1" draw:layer="layout" svg:x1="9.198cm" svg:y1="5.499cm" svg:x2="9.198cm" svg:y2="6.515cm">
          <text:p/>
        </draw:line>
        <draw:custom-shape draw:style-name="gr3" draw:text-style-name="P3" draw:layer="layout" svg:width="6.107cm" svg:height="1.397cm" svg:x="7.593cm" svg:y="6.588cm">
          <text:p text:style-name="P1"><text:span text:style-name="T2">Send credentials to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255cm" svg:y1="8.085cm" svg:x2="9.255cm" svg:y2="10.117cm">
          <text:p/>
        </draw:line>
        <draw:custom-shape draw:style-name="gr3" draw:text-style-name="P3" draw:layer="layout" svg:width="6.107cm" svg:height="1.397cm" svg:x="7.477cm" svg:y="10.144cm">
          <text:p text:style-name="P1"><text:span text:style-name="T2">Search in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255cm" svg:y1="11.541cm" svg:x2="9.255cm" svg:y2="13.7cm">
          <text:p/>
        </draw:line>
        <draw:custom-shape draw:style-name="gr5" draw:text-style-name="P1" draw:layer="layout" svg:width="2.667cm" svg:height="3.429cm" svg:x="7.958cm" svg:y="1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7.985cm" svg:y1="15.378cm" svg:x2="5.445cm" svg:y2="15.378cm">
          <text:p/>
        </draw:line>
        <draw:line draw:style-name="gr4" draw:text-style-name="P1" draw:layer="layout" svg:x1="10.525cm" svg:y1="15.351cm" svg:x2="13.319cm" svg:y2="15.378cm">
          <text:p/>
        </draw:line>
        <draw:frame draw:style-name="gr2" draw:text-style-name="P2" draw:layer="layout" svg:width="5.334cm" svg:height="0.889cm" svg:x="2.905cm" svg:y="13.7cm">
          <draw:text-box>
            <text:p><text:span text:style-name="T1">[Found credentials]</text:span></text:p>
          </draw:text-box>
        </draw:frame>
        <draw:frame draw:style-name="gr6" draw:text-style-name="P2" draw:layer="layout" svg:width="6.477cm" svg:height="1.427cm" svg:x="10.525cm" svg:y="13.67cm">
          <draw:text-box>
            <text:p><text:span text:style-name="T1">[Did not find credentials]</text:span></text:p>
          </draw:text-box>
        </draw:frame>
        <draw:custom-shape draw:style-name="gr3" draw:text-style-name="P3" draw:layer="layout" svg:width="6.107cm" svg:height="1.397cm" svg:x="13.319cm" svg:y="14.843cm">
          <text:p text:style-name="P1"><text:span text:style-name="T2">Redirect to the login pag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81cm" svg:height="1.397cm" svg:x="1.581cm" svg:y="14.77cm">
          <text:p text:style-name="P1"><text:span text:style-name="T2">Redirect to home 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16.383cm" svg:height="2.667cm" svg:x="2.397cm" svg:y="22.082cm">
          <draw:text-box>
            <text:p><text:span text:style-name="T3">Process model of checking for username/password</text:span></text:p>
          </draw:text-box>
        </draw:frame>
        <draw:frame draw:style-name="gr9" draw:text-style-name="P5" draw:layer="layout" svg:width="4.064cm" svg:height="1.143cm" svg:x="7.604cm" svg:y="20.685cm">
          <draw:text-box>
            <text:p><text:span text:style-name="T4">&lt;&lt;Browser&gt;&gt;</text:span></text:p>
          </draw:text-box>
        </draw:frame>
        <draw:custom-shape draw:style-name="gr10" draw:text-style-name="P1" draw:layer="layout" svg:width="1.324cm" svg:height="1.27cm" svg:x="8.947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228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54cm" svg:y1="16.113cm" svg:x2="3.54cm" svg:y2="19.034cm">
          <text:p/>
        </draw:line>
        <draw:line draw:style-name="gr11" draw:text-style-name="P1" draw:layer="layout" svg:x1="16.621cm" svg:y1="16.24cm" svg:x2="16.621cm" svg:y2="19.161cm">
          <text:p/>
        </draw:line>
        <draw:line draw:style-name="gr4" draw:text-style-name="P1" draw:layer="layout" svg:x1="3.54cm" svg:y1="19.034cm" svg:x2="9.001cm" svg:y2="19.034cm">
          <text:p/>
        </draw:line>
        <draw:line draw:style-name="gr4" draw:text-style-name="P1" draw:layer="layout" svg:x1="16.621cm" svg:y1="19.161cm" svg:x2="10.271cm" svg:y2="19.034cm">
          <text:p/>
        </draw:line>
        <draw:custom-shape draw:style-name="gr10" draw:text-style-name="P1" draw:layer="layout" svg:width="1.324cm" svg:height="1.27cm" svg:x="8.948cm" svg:y="18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svg:x="9.22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3:40:16.219000000</meta:creation-date>
    <dc:date>2016-11-29T21:30:26.925000000</dc:date>
    <meta:editing-duration>PT1H1M6S</meta:editing-duration>
    <meta:editing-cycles>5</meta:editing-cycles>
    <meta:generator>LibreOffice/4.3.5.2$Windows_x86 LibreOffice_project/3a87456aaa6a95c63eea1c1b3201acedf0751bd5</meta:generator>
    <meta:document-statistic meta:object-count="26"/>
  </office:meta>
</office:document-meta>
</file>